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0.132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4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5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6" style:family="paragraph" style:parent-style-name="Standard" style:list-style-name="L1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7" style:family="paragraph" style:parent-style-name="Standard" style:list-style-name="L1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8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0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1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2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3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4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5" style:family="paragraph" style:parent-style-name="Standard" style:list-style-name="L13">
      <style:paragraph-properties fo:margin-top="0cm" fo:margin-bottom="0cm" fo:line-height="100%"/>
      <style:text-properties style:language-asian="ko" style:country-asian="KR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8218137070299943904" text:style-name="L1">
              <text:list-item>
                <text:p text:style-name="P16">회원가입 입력사항 정규표현식 생성하여 프론트에 적용</text:p>
              </text:list-item>
              <text:list-item>
                <text:p text:style-name="P16">회원가입 form UI 초안 생성</text:p>
              </text:list-item>
            </text:list>
            <text:p text:style-name="P8"/>
            <text:p text:style-name="P6">2023-04-21</text:p>
            <text:list xml:id="list8679458214132303860" text:style-name="L2">
              <text:list-item>
                <text:p text:style-name="P17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2763970454207137106" text:style-name="L3">
              <text:list-item>
                <text:p text:style-name="P28">아이디 중복 확인</text:p>
              </text:list-item>
            </text:list>
            <text:list xml:id="list2697892643031056544" text:style-name="L4">
              <text:list-item>
                <text:p text:style-name="P29">MembersController 아이디 중복 확인 기능</text:p>
              </text:list-item>
              <text:list-item>
                <text:p text:style-name="P18">프론트 중복 확인 팝업</text:p>
              </text:list-item>
            </text:list>
            <text:list xml:id="list37669810" text:continue-list="list2763970454207137106" text:style-name="L3">
              <text:list-item>
                <text:p text:style-name="P33"><text:span text:style-name="T1">MembersDAO &amp; MembersController <text:s text:c="2"/></text:span><text:span text:style-name="T2">회원정보 입력 기능</text:span></text:p>
                <text:p text:style-name="P28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158296030414828909" text:style-name="L5">
              <text:list-item>
                <text:p text:style-name="P30">MembersDAO &amp; MembersController <text:s/>RUD 생성</text:p>
              </text:list-item>
              <text:list-item>
                <text:p text:style-name="P30">전화번호 인증 API</text:p>
              </text:list-item>
              <text:list-item>
                <text:p text:style-name="P19">회원가입 반응형 적용</text:p>
              </text:list-item>
              <text:list-item>
                <text:p text:style-name="P19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430123803086949697" text:style-name="L6">
              <text:list-item>
                <text:p text:style-name="P20">회원가입</text:p>
              </text:list-item>
            </text:list>
            <text:list xml:id="list6569706103049450185" text:style-name="L7">
              <text:list-item>
                <text:list>
                  <text:list-item>
                    <text:p text:style-name="P31"><text:span text:style-name="T3">MembersDAO &amp; MembersController</text:span> 아이디 중복 확인 기능 <text:span text:style-name="T3">추가</text:span></text:p>
                  </text:list-item>
                  <text:list-item>
                    <text:p text:style-name="P21">프론트 중복 확인 팝업 추가</text:p>
                  </text:list-item>
                </text:list>
              </text:list-item>
            </text:list>
            <text:p text:style-name="P8">2023-04-25</text:p>
            <text:list xml:id="list940051665233855255" text:style-name="L8">
              <text:list-item>
                <text:p text:style-name="P22">회원가입</text:p>
                <text:p text:style-name="P22">- 아이디 중복 확인 비동기 적용하여 수정(jsp,controller 수정)</text:p>
              </text:list-item>
            </text:list>
            <text:p text:style-name="P8">2023-04-26</text:p>
            <text:list xml:id="list8843038799456836748" text:style-name="L9">
              <text:list-item>
                <text:p text:style-name="P23">회원가입 </text:p>
                <text:p text:style-name="P23">- MembersDAO &amp; MembersController <text:s/>회원정보 입력(insert) 기능 생성</text:p>
                <text:p text:style-name="P23">- 전화번호 중복 확인 AJAX 추가</text:p>
                <text:p text:style-name="P23">- 이메일 중복 확인 AJAX 추가</text:p>
              </text:list-item>
            </text:list>
            <text:p text:style-name="P8">2023-04-27</text:p>
            <text:list xml:id="list8505980227239823480" text:style-name="L10">
              <text:list-item>
                <text:p text:style-name="P24">회원가입</text:p>
                <text:p text:style-name="P24">- 가입 완료 후 환영메세지 추가(jstl) -&gt;'로그인하러가기'버튼 href 추가해야함</text:p>
              </text:list-item>
              <text:list-item>
                <text:p text:style-name="P24">내정보 조회</text:p>
                <text:p text:style-name="P24">- MembersDAO &amp; MembersController <text:s/>출력(R) 기능 추가 -&gt;미완성</text:p>
                <text:p text:style-name="P24">- /member/my_profile.jsp 파일 추가 -&gt; UI 초안 생성, 출력 기능 미완성(생일,전화번호)</text:p>
              </text:list-item>
            </text:list>
            <text:p text:style-name="P8">2023-04-28</text:p>
            <text:list xml:id="list5168025934408162406" text:style-name="L14">
              <text:list-item>
                <text:p text:style-name="P27">회원가입</text:p>
                <text:p text:style-name="P27">- 닉네임 중복 확인 기능 추가</text:p>
                <text:p text:style-name="P27">- 이메일, 닉네임 null 가능하게 수정</text:p>
              </text:list-item>
              <text:list-item>
                <text:p text:style-name="P27">내정보 조회</text:p>
                <text:p text:style-name="P27">- MembersDAO &amp; MembersController <text:s/>출력(R) 기능 완료</text:p>
              </text:list-item>
              <text:list-item>
                <text:p text:style-name="P27">내 정보 수정</text:p>
                <text:p text:style-name="P27">- MembersDAO &amp; MembersController <text:s/>수정 (U) 기능 추가 -&gt;비밀번호 수정 미완성</text:p>
              </text:list-item>
            </text:list>
            <text:list xml:id="list37663329" text:continue-list="list8505980227239823480" text:style-name="L10">
              <text:list-header>
                <text:p text:style-name="P24"/>
              </text:list-header>
            </text:list>
            <text:p text:style-name="P11"/>
            <text:p text:style-name="P11">미 진행 </text:p>
            <text:list xml:id="list4511761090225547674" text:style-name="L11">
              <text:list-item>
                <text:p text:style-name="P25">마이페이지 프로필 프론트 &amp; UI 생성 - 진행중</text:p>
              </text:list-item>
              <text:list-item>
                <text:p text:style-name="P34"><text:span text:style-name="T1">MembersDAO &amp; MembersController <text:s/></text:span><text:span text:style-name="T2">삭제 기능(</text:span><text:span text:style-name="T1">D)</text:span></text:p>
              </text:list-item>
              <text:list-item>
                <text:p text:style-name="P25">회원가입 반응형 적용</text:p>
                <text:p text:style-name="P32"/>
              </text:list-item>
            </text:list>
            <text:p text:style-name="P8"/>
            <text:p text:style-name="P8">문제</text:p>
            <text:list xml:id="list1006305161938608727" text:style-name="L12">
              <text:list-item>
                <text:p text:style-name="P26">전화번호 인증은 어떤 API를 써야하고, 어떻게 적용 해야할까</text:p>
                <text:p text:style-name="P26"/>
              </text:list-item>
            </text:list>
            <text:p text:style-name="P8"/>
            <text:p text:style-name="P8"/>
          </table:table-cell>
        </table:table-row>
        <text:soft-page-break/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<text:span text:style-name="T3">마이페이지 대시보드 생성</text:span></text:p>
            <text:p text:style-name="P4"/>
            <text:list xml:id="list7535136830011875789" text:style-name="L13">
              <text:list-item>
                <text:p text:style-name="P35">전화번호 인증 API 추가</text:p>
                <text:p text:style-name="P35">- 회원가입</text:p>
                <text:p text:style-name="P35">- 전화번호 수정</text:p>
              </text:list-item>
            </text:list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47</meta:editing-cycles>
    <meta:creation-date>2023-04-03T02:48:00</meta:creation-date>
    <dc:date>2023-04-28T17:42:49.30</dc:date>
    <meta:editing-duration>PT1H32M32S</meta:editing-duration>
    <meta:generator>OpenOffice/4.1.13$Win32 OpenOffice.org_project/4113m1$Build-9810</meta:generator>
    <meta:document-statistic meta:table-count="3" meta:image-count="0" meta:object-count="0" meta:page-count="4" meta:paragraph-count="113" meta:word-count="630" meta:character-count="13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